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8DB28073962F84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heads_20_11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 style:list-style-name="L1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21cm" fo:min-width="18.76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728cm" fo:min-width="14.5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2.011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2.211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1.81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1.811cm"/>
      <style:paragraph-properties style:writing-mode="lr-tb"/>
    </style:style>
    <style:style style:name="gr13" style:family="graphic" style:parent-style-name="objectwithoutfill">
      <style:graphic-properties svg:stroke-color="#000000" draw:marker-end="Arrow_20_short" draw:marker-end-width="0.3cm" draw:fill="solid" draw:fill-color="#000000" draw:textarea-vertical-align="middle"/>
    </style:style>
    <style:style style:name="gr14" style:family="graphic" style:parent-style-name="objectwithoutfill">
      <style:graphic-properties draw:stroke="dash" draw:stroke-dash="Double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objectwithoutfill">
      <style:graphic-properties svg:stroke-width="0.106cm" svg:stroke-color="#000000" draw:marker-start-width="0.359cm" draw:marker-end="Arrowheads_20_15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018cm" svg:stroke-color="#000000" draw:marker-start-width="0.227cm" draw:marker-end="Arrowheads_20_11" draw:marker-end-width="0.327cm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74cm" svg:y1="7.3cm" svg:x2="5.374cm" svg:y2="7.3cm">
          <text:p/>
        </draw:line>
        <draw:g draw:name="start-event-non-interrupting-message_1">
          <draw:path draw:style-name="gr2" draw:text-style-name="P2" draw:layer="layout" svg:width="1cm" svg:height="1cm" svg:x="3.173cm" svg:y="6.099cm" svg:viewBox="0 0 1001 1001" svg:d="M1001 500c0-277-224-500-501-500-276 0-500 223-500 500s224 501 500 501c277 0 501-224 501-501z">
            <text:p/>
          </draw:path>
          <draw:custom-shape draw:style-name="gr3" draw:text-style-name="P3" draw:layer="layout" svg:width="0.6cm" svg:height="0.4cm" svg:x="3.374cm" svg:y="6.393cm">
            <text:p/>
            <draw:enhanced-geometry svg:viewBox="0 0 21600 21600" draw:type="rectangle" draw:enhanced-path="M 0 0 L 21600 0 21600 21600 0 21600 0 0 Z N"/>
          </draw:custom-shape>
          <draw:polygon draw:style-name="gr4" draw:text-style-name="P3" draw:layer="layout" svg:width="0.599cm" svg:height="0.149cm" svg:x="3.374cm" svg:y="6.393cm" svg:viewBox="0 0 600 150" draw:points="0,0 300,150 600,0">
            <text:p/>
          </draw:polygon>
        </draw:g>
        <draw:frame draw:style-name="gr5" draw:text-style-name="P4" draw:layer="layout" svg:width="0.393cm" svg:height="0.393cm" svg:x="3.674cm" svg:y="6.597cm">
          <draw:image xlink:href="Pictures/1000020100000100000001008DB28073962F8447.png" xlink:type="simple" xlink:show="embed" xlink:actuate="onLoad" draw:mime-type="image/png">
            <text:p/>
          </draw:image>
        </draw:frame>
        <draw:custom-shape draw:style-name="gr6" draw:text-style-name="P4" draw:layer="layout" svg:width="19.8cm" svg:height="5cm" svg:x="5.374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5.399cm" svg:height="3.3cm" svg:x="6.375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7.729cm" svg:height="1.673cm" svg:x="6.045cm" svg:y="4.659cm">
          <draw:text-box>
            <text:p>Executor module handles the message in at most 5 phases</text:p>
          </draw:text-box>
        </draw:frame>
        <draw:custom-shape draw:style-name="gr9" draw:text-style-name="P7" draw:layer="layout" svg:width="2.599cm" svg:height="0.901cm" svg:x="6.775cm" svg:y="6.7cm">
          <text:p text:style-name="P6">Cred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9cm" svg:height="0.901cm" svg:x="9.875cm" svg:y="6.7cm">
          <text:p text:style-name="P6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799cm" svg:height="0.901cm" svg:x="12.975cm" svg:y="6.7cm">
          <text:p text:style-name="P8"><text:span text:style-name="T1">Comp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398cm" svg:height="0.901cm" svg:x="16.075cm" svg:y="6.7cm">
          <text:p text:style-name="P10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399cm" svg:height="0.901cm" svg:x="18.974cm" svg:y="6.7cm">
          <text:p text:style-name="P6">Bou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2" draw:layer="layout" svg:x1="9.374cm" svg:y1="7.2cm" svg:x2="9.875cm" svg:y2="7.2cm">
          <text:p/>
        </draw:line>
        <draw:line draw:style-name="gr13" draw:text-style-name="P12" draw:layer="layout" svg:x1="12.474cm" svg:y1="7.2cm" svg:x2="12.975cm" svg:y2="7.2cm">
          <text:p/>
        </draw:line>
        <draw:line draw:style-name="gr13" draw:text-style-name="P12" draw:layer="layout" svg:x1="15.574cm" svg:y1="7.2cm" svg:x2="16.075cm" svg:y2="7.2cm">
          <text:p/>
        </draw:line>
        <draw:line draw:style-name="gr13" draw:text-style-name="P12" draw:layer="layout" svg:x1="18.474cm" svg:y1="7.2cm" svg:x2="18.975cm" svg:y2="7.2cm">
          <text:p/>
        </draw:line>
        <draw:line draw:style-name="gr14" draw:text-style-name="P1" draw:layer="layout" svg:x1="13.974cm" svg:y1="7.601cm" svg:x2="13.974cm" svg:y2="11.7cm">
          <text:p/>
        </draw:line>
        <draw:frame draw:style-name="gr15" draw:text-style-name="P13" draw:layer="layout" svg:width="5cm" svg:height="1.827cm" svg:x="11.174cm" svg:y="11.9cm">
          <draw:text-box>
            <text:p><text:span text:style-name="T3">The contract bytecode gets executed inside TVM with proper parameters. Contract generate Actions.</text:span></text:p>
          </draw:text-box>
        </draw:frame>
        <draw:line draw:style-name="gr14" draw:text-style-name="P1" draw:layer="layout" svg:x1="17.674cm" svg:y1="7.602cm" svg:x2="17.674cm" svg:y2="11.701cm">
          <text:p/>
        </draw:line>
        <draw:frame draw:style-name="gr16" draw:text-style-name="P13" draw:layer="layout" svg:width="3.8cm" svg:height="2.221cm" svg:x="15.974cm" svg:y="11.901cm">
          <draw:text-box>
            <text:p><text:span text:style-name="T3">Generated actions get executed by the action handler, producing outbound messages. </text:span></text:p>
          </draw:text-box>
        </draw:frame>
        <draw:line draw:style-name="gr14" draw:text-style-name="P1" draw:layer="layout" svg:x1="21.074cm" svg:y1="7.603cm" svg:x2="21.074cm" svg:y2="11.702cm">
          <text:p/>
        </draw:line>
        <draw:frame draw:style-name="gr17" draw:text-style-name="P13" draw:layer="layout" svg:width="3.8cm" svg:height="3.009cm" svg:x="19.474cm" svg:y="11.902cm">
          <draw:text-box>
            <text:p><text:span text:style-name="T3">Bounce phase is executed if failure happened on compute phase or action phase. It sends back the reply with coins, mostly.</text:span></text:p>
          </draw:text-box>
        </draw:frame>
        <draw:g draw:name="start-event-non-interrupting-message_2">
          <draw:path draw:style-name="gr18" draw:text-style-name="P2" draw:layer="layout" svg:width="1cm" svg:height="1cm" svg:x="22.373cm" svg:y="6.699cm" svg:viewBox="0 0 1001 1001" svg:d="M1001 500c0-277-224-500-501-500-276 0-500 223-500 500s224 501 500 501c277 0 501-224 501-501z">
            <text:p/>
          </draw:path>
          <draw:custom-shape draw:style-name="gr19" draw:text-style-name="P3" draw:layer="layout" svg:width="0.6cm" svg:height="0.4cm" svg:x="22.574cm" svg:y="6.993cm">
            <text:p/>
            <draw:enhanced-geometry svg:viewBox="0 0 21600 21600" draw:type="rectangle" draw:enhanced-path="M 0 0 L 21600 0 21600 21600 0 21600 0 0 Z N"/>
          </draw:custom-shape>
          <draw:polygon draw:style-name="gr20" draw:text-style-name="P3" draw:layer="layout" svg:width="0.599cm" svg:height="0.149cm" svg:x="22.574cm" svg:y="6.993cm" svg:viewBox="0 0 600 150" draw:points="0,0 300,150 600,0">
            <text:p/>
          </draw:polygon>
        </draw:g>
        <draw:frame draw:style-name="gr5" draw:text-style-name="P4" draw:layer="layout" svg:width="0.393cm" svg:height="0.393cm" svg:x="22.874cm" svg:y="7.197cm">
          <draw:image xlink:href="Pictures/1000020100000100000001008DB28073962F8447.png" xlink:type="simple" xlink:show="embed" xlink:actuate="onLoad" draw:mime-type="image/png">
            <text:p/>
          </draw:image>
        </draw:frame>
        <draw:g draw:name="start-event-non-interrupting-message_3">
          <draw:path draw:style-name="gr21" draw:text-style-name="P2" draw:layer="layout" svg:width="1cm" svg:height="1cm" svg:x="22.773cm" svg:y="6.499cm" svg:viewBox="0 0 1001 1001" svg:d="M1001 500c0-277-224-500-501-500-276 0-500 223-500 500s224 501 500 501c277 0 501-224 501-501z">
            <text:p/>
          </draw:path>
          <draw:custom-shape draw:style-name="gr22" draw:text-style-name="P3" draw:layer="layout" svg:width="0.6cm" svg:height="0.4cm" svg:x="22.974cm" svg:y="6.793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3" draw:layer="layout" svg:width="0.599cm" svg:height="0.149cm" svg:x="22.974cm" svg:y="6.793cm" svg:viewBox="0 0 600 150" draw:points="0,0 300,150 600,0">
            <text:p/>
          </draw:polygon>
        </draw:g>
        <draw:frame draw:style-name="gr5" draw:text-style-name="P4" draw:layer="layout" svg:width="0.393cm" svg:height="0.393cm" svg:x="23.274cm" svg:y="6.997cm">
          <draw:image xlink:href="Pictures/1000020100000100000001008DB28073962F8447.png" xlink:type="simple" xlink:show="embed" xlink:actuate="onLoad" draw:mime-type="image/png">
            <text:p/>
          </draw:image>
        </draw:frame>
        <draw:g draw:name="start-event-non-interrupting-message_4">
          <draw:path draw:style-name="gr24" draw:text-style-name="P2" draw:layer="layout" svg:width="1cm" svg:height="1cm" svg:x="23.173cm" svg:y="6.196cm" svg:viewBox="0 0 1001 1001" svg:d="M1001 500c0-277-224-500-501-500-276 0-500 223-500 500s224 501 500 501c277 0 501-224 501-501z">
            <text:p/>
          </draw:path>
          <draw:custom-shape draw:style-name="gr25" draw:text-style-name="P3" draw:layer="layout" svg:width="0.6cm" svg:height="0.4cm" svg:x="23.374cm" svg:y="6.49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3" draw:layer="layout" svg:width="0.599cm" svg:height="0.149cm" svg:x="23.374cm" svg:y="6.49cm" svg:viewBox="0 0 600 150" draw:points="0,0 300,150 600,0">
            <text:p/>
          </draw:polygon>
        </draw:g>
        <draw:frame draw:style-name="gr5" draw:text-style-name="P4" draw:layer="layout" svg:width="0.393cm" svg:height="0.393cm" svg:x="23.674cm" svg:y="6.694cm">
          <draw:image xlink:href="Pictures/1000020100000100000001008DB28073962F8447.png" xlink:type="simple" xlink:show="embed" xlink:actuate="onLoad" draw:mime-type="image/png">
            <text:p/>
          </draw:image>
        </draw:frame>
        <draw:line draw:style-name="gr27" draw:text-style-name="P1" draw:layer="layout" svg:x1="23.974cm" svg:y1="7.5cm" svg:x2="26.374cm" svg:y2="7.5cm">
          <text:p/>
        </draw:line>
        <draw:frame draw:style-name="gr15" draw:text-style-name="P14" draw:layer="layout" svg:width="3cm" svg:height="1.827cm" svg:x="21.974cm" svg:y="7.9cm">
          <draw:text-box>
            <text:p><text:span text:style-name="T4">OutMsg queue</text:span></text:p>
            <text:p><text:span text:style-name="T4">Get propagated to other validators</text:span></text:p>
          </draw:text-box>
        </draw:frame>
        <draw:line draw:style-name="gr13" draw:text-style-name="P12" draw:layer="layout" svg:x1="21.374cm" svg:y1="7.2cm" svg:x2="22.238cm" svg:y2="7.2cm">
          <text:p/>
        </draw:line>
        <draw:line draw:style-name="gr14" draw:text-style-name="P1" draw:layer="layout" svg:x1="7.974cm" svg:y1="7.602cm" svg:x2="7.974cm" svg:y2="11.701cm">
          <text:p/>
        </draw:line>
        <draw:frame draw:style-name="gr28" draw:text-style-name="P13" draw:layer="layout" svg:width="5cm" svg:height="1.039cm" svg:x="5.674cm" svg:y="11.901cm">
          <draw:text-box>
            <text:p><text:span text:style-name="T3">Message coins are put on the balance</text:span></text:p>
          </draw:text-box>
        </draw:frame>
        <draw:line draw:style-name="gr14" draw:text-style-name="P1" draw:layer="layout" svg:x1="10.874cm" svg:y1="7.603cm" svg:x2="10.874cm" svg:y2="10.3cm">
          <text:p/>
        </draw:line>
        <draw:frame draw:style-name="gr28" draw:text-style-name="P13" draw:layer="layout" svg:width="5cm" svg:height="1.039cm" svg:x="8.974cm" svg:y="10.402cm">
          <draw:text-box>
            <text:p><text:span text:style-name="T3">Storage fee is deducted from the balance</text:span></text:p>
          </draw:text-box>
        </draw:frame>
        <draw:line draw:style-name="gr29" draw:text-style-name="P1" draw:layer="layout" svg:x1="5.348cm" svg:y1="7.3cm" svg:x2="6.466cm" svg:y2="7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5" draw:display-name="Arrowheads 15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1T09:56:31.792407383</meta:creation-date>
    <dc:date>2022-04-08T10:26:22.655461876</dc:date>
    <meta:editing-duration>PT14M27S</meta:editing-duration>
    <meta:editing-cycles>3</meta:editing-cycles>
    <meta:generator>LibreOffice/7.1.8.1$Linux_X86_64 LibreOffice_project/10$Build-1</meta:generator>
    <meta:document-statistic meta:object-count="47"/>
  </office:meta>
</office:document-meta>
</file>